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D70000032DB593A296CD05B4D7.png" manifest:media-type="image/png"/>
  <manifest:file-entry manifest:full-path="Pictures/100000000000037D0000031DC03359C813C8F02B.png" manifest:media-type="image/png"/>
  <manifest:file-entry manifest:full-path="Pictures/1000000000000479000003AAED3209EF6A4B751B.png" manifest:media-type="image/png"/>
  <manifest:file-entry manifest:full-path="Pictures/1000000000000477000003258906972AEE08531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cm" svg:height="9.83cm" svg:x="0.665cm" svg:y="0.803cm">
          <draw:image xlink:href="Pictures/1000000000000479000003AAED3209EF6A4B751B.png" xlink:type="simple" xlink:show="embed" xlink:actuate="onLoad">
            <text:p/>
          </draw:image>
        </draw:frame>
        <draw:frame draw:style-name="gr2" draw:text-style-name="P2" draw:layer="layout" svg:width="12cm" svg:height="8.45cm" svg:x="0.665cm" svg:y="11.014cm">
          <draw:image xlink:href="Pictures/1000000000000477000003258906972AEE085316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2cm" svg:height="13.42cm" svg:x="0.6cm" svg:y="4.325cm">
          <draw:image xlink:href="Pictures/10000000000002D70000032DB593A296CD05B4D7.png" xlink:type="simple" xlink:show="embed" xlink:actuate="onLoad">
            <text:p/>
          </draw:image>
        </draw:frame>
        <draw:frame draw:style-name="gr1" draw:text-style-name="P1" draw:layer="layout" svg:width="16cm" svg:height="14.28cm" svg:x="13.046cm" svg:y="3.211cm">
          <draw:image xlink:href="Pictures/100000000000037D0000031DC03359C813C8F02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imbus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cm" fo:margin-bottom="0.6cm" fo:margin-left="0.6cm" fo:margin-right="0.6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5T03:39:23.872931849</meta:creation-date>
    <meta:print-date>2018-04-25T10:22:50.238222058</meta:print-date>
    <dc:date>2018-04-25T10:24:17.404290448</dc:date>
    <meta:editing-duration>PT1H40M49S</meta:editing-duration>
    <meta:editing-cycles>20</meta:editing-cycles>
    <meta:generator>LibreOffice/5.4.6.2$Linux_X86_64 LibreOffice_project/40m0$Build-2</meta:generator>
    <meta:document-statistic meta:object-count="4"/>
  </office:meta>
</office:document-meta>
</file>